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Parallel Dynamic</text:p>
          </table:table-cell>
          <table:table-cell table:number-columns-repeated="2"/>
          <table:table-cell office:value-type="string" calcext:value-type="string">
            <text:p>Parallel Dynamic</text:p>
          </table:table-cell>
          <table:table-cell/>
          <table:table-cell office:value-type="string" calcext:value-type="string">
            <text:p>Sequential</text:p>
          </table:table-cell>
          <table:table-cell/>
        </table:table-row>
        <table:table-row table:style-name="ro1">
          <table:table-cell office:value-type="string" calcext:value-type="string">
            <text:p>Image Dimension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Image Dimension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Image Dimension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Image Dimension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8192x8192</text:p>
          </table:table-cell>
          <table:table-cell office:value-type="float" office:value="12.8695" calcext:value-type="float">
            <text:p>12.86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92x8192</text:p>
          </table:table-cell>
          <table:table-cell office:value-type="float" office:value="6.45048" calcext:value-type="float">
            <text:p>6.45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84x16384</text:p>
          </table:table-cell>
          <table:table-cell office:value-type="float" office:value="25.7348" calcext:value-type="float">
            <text:p>25.7348</text:p>
          </table:table-cell>
          <table:table-cell office:value-type="string" calcext:value-type="string">
            <text:p>16384x16384</text:p>
          </table:table-cell>
          <table:table-cell office:value-type="float" office:value="51.4981" calcext:value-type="float">
            <text:p>51.498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8192x8192</text:p>
          </table:table-cell>
          <table:table-cell office:value-type="float" office:value="3.22881" calcext:value-type="float">
            <text:p>3.22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84x16384</text:p>
          </table:table-cell>
          <table:table-cell office:value-type="float" office:value="12.8722" calcext:value-type="float">
            <text:p>12.8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192x8192</text:p>
          </table:table-cell>
          <table:table-cell office:value-type="float" office:value="1.72251" calcext:value-type="float">
            <text:p>1.72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384x16384</text:p>
          </table:table-cell>
          <table:table-cell office:value-type="float" office:value="6.78007" calcext:value-type="float">
            <text:p>6.78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8192x8192</text:p>
          </table:table-cell>
          <table:table-cell office:value-type="float" office:value="1.19961" calcext:value-type="float">
            <text:p>1.199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384x16384</text:p>
          </table:table-cell>
          <table:table-cell office:value-type="float" office:value="4.5704" calcext:value-type="float">
            <text:p>4.5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6384x16384</text:p>
          </table:table-cell>
          <table:table-cell office:value-type="float" office:value="3.94638" calcext:value-type="float">
            <text:p>3.946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6384x16384</text:p>
          </table:table-cell>
          <table:table-cell office:value-type="float" office:value="3.72001" calcext:value-type="float">
            <text:p>3.72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8192x8192</text:p>
          </table:table-cell>
          <table:table-cell office:value-type="float" office:value="5.60625" calcext:value-type="float">
            <text:p>5.606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384x16384</text:p>
          </table:table-cell>
          <table:table-cell office:value-type="float" office:value="61.7698" calcext:value-type="float">
            <text:p>61.76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8192x8192</text:p>
          </table:table-cell>
          <table:table-cell office:value-type="float" office:value="17.6892" calcext:value-type="float">
            <text:p>17.68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384x16384</text:p>
          </table:table-cell>
          <table:table-cell office:value-type="float" office:value="72.2581" calcext:value-type="float">
            <text:p>72.2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8192x8192</text:p>
          </table:table-cell>
          <table:table-cell office:value-type="float" office:value="30.1102" calcext:value-type="float">
            <text:p>30.11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384x16384</text:p>
          </table:table-cell>
          <table:table-cell office:value-type="float" office:value="97.527" calcext:value-type="float">
            <text:p>97.5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8192x8192</text:p>
          </table:table-cell>
          <table:table-cell office:value-type="float" office:value="35.7187" calcext:value-type="float">
            <text:p>35.71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384x16384</text:p>
          </table:table-cell>
          <table:table-cell office:value-type="float" office:value="85.8125" calcext:value-type="float">
            <text:p>85.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8192x8192</text:p>
          </table:table-cell>
          <table:table-cell office:value-type="float" office:value="41.3751" calcext:value-type="float">
            <text:p>41.37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384x16384</text:p>
          </table:table-cell>
          <table:table-cell office:value-type="float" office:value="88.4892" calcext:value-type="float">
            <text:p>88.4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8192x8192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384x16384</text:p>
          </table:table-cell>
          <table:table-cell office:value-type="float" office:value="62.9777" calcext:value-type="float">
            <text:p>62.97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8:32:21.938859573</meta:creation-date>
    <dc:date>2017-03-07T09:02:30.314940179</dc:date>
    <meta:editing-duration>PT9M47S</meta:editing-duration>
    <meta:editing-cycles>2</meta:editing-cycles>
    <meta:generator>LibreOffice/5.1.4.2$Linux_X86_64 LibreOffice_project/10m0$Build-2</meta:generator>
    <meta:document-statistic meta:table-count="1" meta:cell-count="88" meta:object-count="0"/>
  </office:meta>
</office:document-meta>
</file>